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ab68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ab68e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ڤنَّجْمِ 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8914_137492880"/><text:span text:style-name="T2">وَاڤنَّجْمِ إِذَا هَوۭيٰ </text:span><text:span text:style-name="T3">(1)</text:span><text:span text:style-name="T2"> مَا ضَلَّ صَـٰحِبُكُمْ وَمَا غَوۭيٰ </text:span><text:span text:style-name="T3">(2)</text:span><text:span text:style-name="T2"> وَمَا يَنطِــقُ عَنِ </text:span><text:span text:style-name="T5">۱</text:span><text:span text:style-name="T2">لْهَوۭيٰٓ </text:span><text:span text:style-name="T3">(3) </text:span><text:span text:style-name="T2">إِنْ هُوَ إِلاَّ وَحْيٌ يُوحۭيٰؐ </text:span><text:span text:style-name="T3">(4)</text:span><text:span text:style-name="T2"> عَلَّمَهُ„ شَدِيدُ </text:span><text:span text:style-name="T5">۴</text:span><text:span text:style-name="T2">لْقُوۭيٰ </text:span><text:span text:style-name="T3">(5)</text:span><text:span text:style-name="T2"> ذُو مِرَّةٍؐ فَاسْتَوۭيٰ </text:span><text:span text:style-name="T3">(6)</text:span><text:span text:style-name="T2"> وَهُوَ بِالاُفُـقِ </text:span><text:span text:style-name="T5">۱</text:span><text:span text:style-name="T2">لاَعْلۭيٰؐ </text:span><text:span text:style-name="T3">(7)</text:span><text:span text:style-name="T2"> ثُمَّ دَنَا فَتَدَلّۭـيٰ </text:span><text:span text:style-name="T3">(8)</text:span><text:span text:style-name="T2"> فَكَانَ قَابَ قَوْسَيْنِ أَوَ اَدْنۭيٰؐ </text:span><text:span text:style-name="T3">(9)</text:span><text:span text:style-name="T2"> فَأَوْحۭيٰٓ إِلَيٰ عَبْدِهِ” مَآ أَوْحۭيٰؐ </text:span><text:span text:style-name="T3">(10)</text:span><text:span text:style-name="T2"> مَا كَذَبَ </text:span><text:span text:style-name="T5">۰</text:span><text:span text:style-name="T2">لْفُؤَادُ مَا رۭأۭيٰٓؐ </text:span><text:span text:style-name="T3">(11)</text:span><text:span text:style-name="T2"> أَفَتُمَـٰرُونَهُ„ عَلَــيٰ مَا يَرۭيٰؐ </text:span><text:span text:style-name="T3">(12)</text:span><text:span text:style-name="T2"> وَلَقَدْ رۭءۭاهُ نَزْلَةٗ </text:span><text:span text:style-name="T5">۷</text:span><text:span text:style-name="T2">خْرۭيٰ </text:span><text:span text:style-name="T3">(13)</text:span><text:span text:style-name="T2"> عِندَ سِدْرَةِ </text:span><text:span text:style-name="T5">۱</text:span><text:span text:style-name="T2">لْمُنتَهۭيٰ </text:span><text:span text:style-name="T3">(14)</text:span><text:span text:style-name="T2"> عِندَهَا جَنَّةُ </text:span><text:span text:style-name="T5">۴</text:span><text:span text:style-name="T2">لْمَأْوۭيٰٓ </text:span><text:span text:style-name="T3">(15)</text:span><text:span text:style-name="T2"> إِذْ يَغْشَــي </text:span><text:span text:style-name="T5">۰</text:span><text:span text:style-name="T2">لسِّدْرَةَ مَا يَغْشۭيٰؐ </text:span><text:span text:style-name="T3">(16)</text:span><text:span text:style-name="T2"> مَا زَاغَ </text:span><text:span text:style-name="T5">۰</text:span><text:span text:style-name="T2">لْبَصَرُ وَمَا طَغۭيٰؐ </text:span><text:span text:style-name="T3">(17)</text:span><text:span text:style-name="T2"> لَقَدْ رۭأۭيٰ مِــنَ —ايَـٰتِ رَبِّهِ </text:span><text:span text:style-name="T5">۱</text:span><text:span text:style-name="T2">لْكُبْرۭيٰٓؐ </text:span><text:span text:style-name="T3">(18)</text:span><text:span text:style-name="T2"> أَفَرَ×يْتُمُ </text:span><text:span text:style-name="T5">۴</text:span><text:span text:style-name="T2">لچَّـتَ وَالْعُزّۭيٰ </text:span><text:span text:style-name="T3">(19)</text:span><text:span text:style-name="T2"> وَمَنَوٰةَ </text:span><text:span text:style-name="T5">۰</text:span><text:span text:style-name="T2">لثَّالِثَةَ </text:span><text:span text:style-name="T5">۰</text:span><text:span text:style-name="T2">لاُخْرۭيٰٓ </text:span><text:span text:style-name="T3">(20)</text:span><text:span text:style-name="T2"> أَلَكُمُ </text:span><text:span text:style-name="T5">۴</text:span><text:span text:style-name="T2">لذَّكَرُ وَلَهُ </text:span><text:span text:style-name="T5">۴</text:span><text:span text:style-name="T2">لاُنثۭيٰؐ </text:span><text:span text:style-name="T3">(21)</text:span><text:span text:style-name="T2"> تِلْــكَ إِذاً قِسْمَةٌ ضِيزۭيٰٓؐ </text:span><text:span text:style-name="T3">(22)</text:span><text:span text:style-name="T2"> إِنْ هِـيَ إِلٓاَّ أَسْمَآءٌ سَمَّيْتُمُوهَآ أَنتُمْ وَءَابَآؤُكُم مَّآ أَنزَلَ </text:span><text:span text:style-name="T5">۰</text:span><text:span text:style-name="T2">للَّهُ بِهَا مِن سُلْطَـٰنٖؐ اِنْ يَّتَّبِعُونَ إِلاَّ </text:span><text:span text:style-name="T5">۰</text:span><text:span text:style-name="T2">لظَّنَّ وَمَا تَهْوَي </text:span><text:span text:style-name="T5">۰</text:span><text:span text:style-name="T2">لاَنفُسُؐ وَلَقَدْ جَآءَهُم مِّن رَّبِّهِمُ </text:span><text:span text:style-name="T5">۴</text:span><text:span text:style-name="T2">لْهُدۭيٰٓؐ </text:span><text:span text:style-name="T3">(23)</text:span><text:span text:style-name="T2"> أَمْ لِلِانسَـٰــنۣ مَا تَمَنّۭيٰؐ </text:span><text:span text:style-name="T3">(24)</text:span><text:span text:style-name="T2"> فَلِلهِ </text:span><text:span text:style-name="T5">۱</text:span><text:span text:style-name="T2">لاَخِرَةُ وَالاُولۭيٰؐ </text:span><text:span text:style-name="T3">(25)</text:span><text:span text:style-name="T2"> ¥ وَكَم مِّــن مَّلَــكٍ فِى </text:span><text:span text:style-name="T5">۱</text:span><text:span text:style-name="T2">لسَّمَـٰوَ؛تِ لاَ تُغْنِى شَفَـٰعَتُهُمْ شَيْـٔاٗ اِلاَّ مِنۢ بَعْدِ أَنْ يَّاذَنننَ </text:span><text:span text:style-name="T5">۰</text:span><text:span text:style-name="T2">للَّهُ لِمَنْ يَّشَآءُ وَيَرْضۭيٰٓؐ </text:span><text:span text:style-name="T3">(26)</text:span><text:span text:style-name="T2"> إِنَّ </text:span><text:span text:style-name="T5">۰</text:span><text:span text:style-name="T2">لذِيــنَ لاَ يُومِنُونَ بِالاَخِرَةِ لَيُسَمُّونَ </text:span><text:span text:style-name="T5">۰</text:span><text:span text:style-name="T2">لْمَلَئِكَةَ تَسْمِيَةَ </text:span><text:span text:style-name="T5">۰</text:span><text:span text:style-name="T2">لاُنثۭيٰؐ </text:span><text:span text:style-name="T3">(27)</text:span><text:span text:style-name="T2"> وَمَا لَهُم بِهِ” مِــنْ عِلْمٖؐ اِنْ يَّتَّبِعُونَ إِلاَّ </text:span><text:span text:style-name="T5">۰</text:span><text:span text:style-name="T2">لظَّنَّؐ وَإِنَّ </text:span><text:span text:style-name="T5">۰</text:span><text:span text:style-name="T2">لظَّــنَّ لاَ يُغْنِى مِــنَ </text:span><text:span text:style-name="T5">۰</text:span><text:span text:style-name="T2">لْحَــقّۣ شَيْـٔاًؐ فَأَعْرۣضضضْ عَن مَّن تَوَلّۭــيٰ عَن ذِكْرۣنَا وَلَمْ يُرۣدِ اِلاَّ </text:span><text:span text:style-name="T5">۰</text:span><text:span text:style-name="T2">لْحَيَوٰةَ </text:span><text:span text:style-name="T5">۰</text:span><text:span text:style-name="T2">لدُّنْيۭاؐ </text:span><text:span text:style-name="T3">(28)</text:span><text:span text:style-name="T2"> ذَ؛لِــكَ مَبْلَغُهُم مِّــنَ </text:span><text:span text:style-name="T5">۰</text:span><text:span text:style-name="T2">لْعِلْمِؐ إِنَّ رَبَّــكَ هُوَ أَعْلَمُ بِمَــن ضَلَّ عَــن سَبِيلِهِؐ” وَهُوَ </text:span><text:soft-page-break/><text:span text:style-name="T2">أَعْلَمُ بِمَـنِ 'هْتَدۭيٰؐ </text:span><text:span text:style-name="T3">(29)</text:span><text:span text:style-name="T2"> وَلِلهِ مَا فِى </text:span><text:span text:style-name="T5">۱</text:span><text:span text:style-name="T2">لسَّمَـٰوَ؛تِ وَمَا فِى </text:span><text:span text:style-name="T5">۱</text:span><text:span text:style-name="T2">لاَرْضضضِ ڤِيَجْزۣيَ </text:span><text:span text:style-name="T5">۰</text:span><text:span text:style-name="T2">لذِيــنَ أَسَـٰٓــُٔواْ بِمَا عَمِلُواْ وَيَجْزۣيَ </text:span><text:span text:style-name="T5">۰</text:span><text:span text:style-name="T2">لذِيــنَ أَحْسَنُواْ بِالْحُسْنَيؐ </text:span><text:span text:style-name="T3">(30)</text:span><text:span text:style-name="T2"> </text:span><text:span text:style-name="T5">۰</text:span><text:span text:style-name="T2">لذِيــنَ يَجْتَنِبُونَ كَبَـٰٓئِرَ </text:span><text:span text:style-name="T5">۰</text:span><text:span text:style-name="T2">لِاثْمِ وَالْفَوَ؛حِشَ إِلاَّ </text:span><text:span text:style-name="T5">۰</text:span><text:span text:style-name="T2">للَّمَمَؐ إِنَّ رَبَّــكَ وَ؛سِعُ </text:span><text:span text:style-name="T5">۴</text:span><text:span text:style-name="T2">لْمَغْفِرَةِؐ هُوَ أَعْلَمُ بِكُمُ; إِذَ اَنشَأَكُم مِّــنَ </text:span><text:span text:style-name="T5">۰</text:span><text:span text:style-name="T2">لاَرْضِ وَإِذَ اَنتُمُ; أَجِنَّةٌ فِى بُطُونِ ٱُمَّهَـٰتِكُمْؐ فَلاَ تُزَكُّوٓاْ أَنفُسَكُمْؐ هُوَ أَعْلَمُ بِمَنِ 'تَّقۭيٰٓؐ </text:span><text:span text:style-name="T3">(31)</text:span><text:span text:style-name="T2"> أَفَرَ×يْتَ </text:span><text:span text:style-name="T5">۰ﻟ﮲</text:span><text:span text:style-name="T2"> تَوَلّۭيٰ </text:span><text:span text:style-name="T3">(32)</text:span><text:span text:style-name="T2"> وَأَعْطۭيٰ قَلِيلًا وَأَكْدۭيٰٓ </text:span><text:span text:style-name="T3">(33)</text:span><text:span text:style-name="T2"> أَعِندَهُ„ عِلْمُ </text:span><text:span text:style-name="T5">۴</text:span><text:span text:style-name="T2">لْغَيْبِ فَهُوَ يَرۭيٰٓؐ </text:span><text:span text:style-name="T3">(34)</text:span><text:span text:style-name="T2"> أَمْ لَمْ يُنَبَّأْ بِمَا فِى صُحُفِ مُوسۭيٰ </text:span><text:span text:style-name="T3">(35)</text:span><text:span text:style-name="T2"> وَإِبْرَ؛هِيمَ </text:span><text:span text:style-name="T5">۰ﻟ﮲</text:span><text:span text:style-name="T2"> وَفّۭيٰٓ </text:span><text:span text:style-name="T3">(36)</text:span><text:span text:style-name="T2"> أَلاَّ تَزۣرُ وَازۣرَةٌ وۣزْرَ ٱُخْرۭيٰؐ </text:span><text:span text:style-name="T3">(37)</text:span><text:span text:style-name="T2"> وَأَن لَّيْسَ لِلِانسَـٰنِ إِلاَّ مَا سَعۭيٰؐ </text:span><text:span text:style-name="T3">(38)</text:span><text:span text:style-name="T2"> وَأَنَّ سَعْيَهُ„ سَوْفَ يُرۭيٰؐ </text:span><text:span text:style-name="T3">(39)</text:span><text:span text:style-name="T2"> ثُمَّ يُجْزۭيٰهُ </text:span><text:span text:style-name="T5">۴</text:span><text:span text:style-name="T2">لْجَزَآءَ </text:span><text:span text:style-name="T5">۰</text:span><text:span text:style-name="T2">لاَوْفۭيٰؐ </text:span><text:span text:style-name="T3">(40)</text:span><text:span text:style-name="T2"> وَأَنَّ إِلَيٰ رَبِّكَ </text:span><text:span text:style-name="T5">۰</text:span><text:span text:style-name="T2">لْمُنتَهۭيٰؐ </text:span><text:span text:style-name="T3">(41)</text:span><text:span text:style-name="T2"> وَأَنَّهُ„ هُوَ أَضْحَــكَ وَأَبْكۭيٰؐ </text:span><text:span text:style-name="T3">(42)</text:span><text:span text:style-name="T2"> وَأَنَّهُ„ هُوَ أَمَاتَ وَأَحْيۭاؐ </text:span><text:span text:style-name="T3">(43)</text:span><text:span text:style-name="T2"> وَأَنَّهُ„ خَلَقَ </text:span><text:span text:style-name="T5">۰</text:span><text:span text:style-name="T2">لزَّوْجَيْـنِ </text:span><text:span text:style-name="T5">۱</text:span><text:span text:style-name="T2">لذَّكَرَ وَالاُنثۭيٰ </text:span><text:span text:style-name="T3">(44)</text:span><text:span text:style-name="T2"> مِن نُّطْفَةٖ اِذَا تُمْنۭيٰؐ </text:span><text:span text:style-name="T3">(45)</text:span><text:span text:style-name="T2"> ® وَأَنَّ عَلَيْهِ </text:span><text:span text:style-name="T5">۱</text:span><text:span text:style-name="T2">لنَّشْأَةَ </text:span><text:span text:style-name="T5">۰</text:span><text:span text:style-name="T2">لاُخْرۭيٰؐ </text:span><text:span text:style-name="T3">(46)</text:span><text:span text:style-name="T2"> وَأَنَّهُ„ هُوَ أَغْنۭيٰ وَأَقْنۭيٰؐ </text:span><text:span text:style-name="T3">(47)</text:span><text:span text:style-name="T2"> وَأَنَّهُ„ هُوَ رَبُّ </text:span><text:span text:style-name="T5">۴</text:span><text:span text:style-name="T2">لشِّعْرۭيٰؐ </text:span><text:span text:style-name="T3">(48)</text:span><text:span text:style-name="T2"> وَأَنَّهُ; أَهْلَكَ عَاداً </text:span><text:span text:style-name="T5">۰</text:span><text:span text:style-name="T2">لاُّولۭيٰ </text:span><text:span text:style-name="T3">(49)</text:span><text:span text:style-name="T2"> وَثَمُوداً فَمَآ أَبْقۭيٰ </text:span><text:span text:style-name="T3">(50)</text:span><text:span text:style-name="T2"> وَقَوْمَ نُوحٍ مِّــن قَبْلُؐ إِنَّهُمْ كَانُواْ هُمُ; أَظْلَمَ وَأَطْغۭيٰؐ </text:span><text:span text:style-name="T3">(51)</text:span><text:span text:style-name="T2"> وَالْمُوتَفِكَةَ أَهْوۭيٰؐ </text:span><text:span text:style-name="T3">(52)</text:span><text:span text:style-name="T2"> فَغَشّۭيٰهَا مَا غَشّۭيٰؐ </text:span><text:span text:style-name="T3">(53)</text:span><text:span text:style-name="T2"> فَبِأَيِّ ءَالآَءِ رَبِّكَ تَتَمَارۭيٰؐ </text:span><text:span text:style-name="T3">(54)</text:span><text:span text:style-name="T2"> هَـٰذَا نَذِيرٌ مِّــنَ </text:span><text:span text:style-name="T5">۰</text:span><text:span text:style-name="T2">لنُّذُرۣ </text:span><text:span text:style-name="T5">۱</text:span><text:span text:style-name="T2">لاُولۭيٰٓؐ </text:span><text:span text:style-name="T3">(55)</text:span><text:span text:style-name="T2"> أَزۣفَتِ </text:span><text:span text:style-name="T5">۱</text:span><text:span text:style-name="T2">لاَزۣفَةُؐ </text:span><text:span text:style-name="T3">(56)</text:span><text:span text:style-name="T2"> لَيْــسَ لَهَا مِن دُونِ </text:span><text:span text:style-name="T5">۱</text:span><text:span text:style-name="T2">للَّهِ كَاشِفَة٘ؐ </text:span><text:span text:style-name="T3">(57)</text:span><text:span text:style-name="T2"> اَفَمِنْ هَـٰذَا </text:span><text:span text:style-name="T5">۰</text:span><text:span text:style-name="T2">لْحَدِيثِ تَعْجَبُونَ </text:span><text:span text:style-name="T3">(58)</text:span><text:span text:style-name="T2"> وَتَضْحَكُونَ وَلاَ تَبْكُونَ </text:span><text:span text:style-name="T3">(59)</text:span><text:span text:style-name="T2"> وَأَنتُمْ سَـٰمِدُونَؐ </text:span><text:span text:style-name="T3">(60)</text:span><text:span text:style-name="T2"> فَاسْجُدُواْ لِلهِ وَاعْبُدُواْ </text:span><text:span text:style-name="T3">(61)</text:span><text:span text:style-name="T2"> </text:span><text:bookmark-end text:name="__DdeLink__8914_13749288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4:25.325252349</meta:creation-date>
    <dc:date>2025-03-06T08:01:42.247249889</dc:date>
    <meta:editing-duration>PT2M39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2" meta:paragraph-count="2" meta:word-count="430" meta:character-count="2219" meta:non-whitespace-character-count="1790"/>
  </office:meta>
</office:document-meta>
</file>